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258DD4AEDC9D66C4D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JP Medium" svg:font-family="'Noto Sans CJK JP Medium'" style:font-family-generic="swiss" style:font-pitch="variable"/>
    <style:font-face style:name="Noto Serif CJK JP" svg:font-family="'Noto Serif CJK JP'" style:font-family-generic="system" style:font-pitch="variable"/>
  </office:font-face-decls>
  <office:automatic-styles>
    <style:style style:name="表1" style:family="table">
      <style:table-properties style:width="19.711cm" table:align="margins"/>
    </style:style>
    <style:style style:name="表1.A" style:family="table-column">
      <style:table-column-properties style:column-width="3.284cm" style:rel-column-width="10919*"/>
    </style:style>
    <style:style style:name="表1.C" style:family="table-column">
      <style:table-column-properties style:column-width="3.286cm" style:rel-column-width="10925*"/>
    </style:style>
    <style:style style:name="表1.D" style:family="table-column">
      <style:table-column-properties style:column-width="3.286cm" style:rel-column-width="10923*"/>
    </style:style>
    <style:style style:name="表1.E" style:family="table-column">
      <style:table-column-properties style:column-width="3.286cm" style:rel-column-width="10924*"/>
    </style:style>
    <style:style style:name="表1.1" style:family="table-row">
      <style:table-row-properties style:min-row-height="4.313cm"/>
    </style:style>
    <style:style style:name="表1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表1.A2" style:family="table-cell">
      <style:table-cell-properties fo:padding="0.097cm" fo:border-left="none" fo:border-right="none" fo:border-top="none" fo:border-bottom="0.5pt solid #000000" style:writing-mode="page"/>
    </style:style>
    <style:style style:name="表1.5" style:family="table-row">
      <style:table-row-properties style:min-row-height="4.369cm"/>
    </style:style>
    <style:style style:name="表1.6" style:family="table-row">
      <style:table-row-properties style:min-row-height="4.479cm"/>
    </style:style>
    <style:style style:name="P1" style:family="paragraph" style:parent-style-name="Table_20_Contents">
      <style:text-properties style:font-name="Noto Sans CJK JP Medium" fo:font-size="9pt" officeooo:paragraph-rsid="00171b61" style:font-name-asian="Noto Sans CJK JP Medium" style:font-size-asian="9pt" style:font-size-complex="9pt"/>
    </style:style>
    <style:style style:name="P2" style:family="paragraph" style:parent-style-name="Table_20_Contents">
      <style:text-properties style:font-name="Noto Sans CJK JP Medium" fo:font-size="9pt" officeooo:rsid="000ef952" officeooo:paragraph-rsid="00171b61" style:font-name-asian="Noto Sans CJK JP Medium" style:font-size-asian="9pt" style:font-size-complex="9pt"/>
    </style:style>
    <style:style style:name="P3" style:family="paragraph" style:parent-style-name="Table_20_Contents">
      <style:text-properties style:font-name="Noto Sans CJK JP Medium" fo:font-size="9pt" style:font-name-asian="Noto Sans CJK JP Medium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08a53a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 table:number-columns-repeated="2"/>
        <table:table-column table:style-name="表1.C"/>
        <table:table-column table:style-name="表1.D"/>
        <table:table-column table:style-name="表1.E"/>
        <table:table-column table:style-name="表1.C"/>
        <table:table-row table:style-name="表1.1">
          <table:table-cell table:style-name="表1.A1" office:value-type="string">
            <text:p text:style-name="P3"><draw:frame draw:style-name="fr2" draw:name="イメージ1" text:anchor-type="char" svg:width="2.87cm" svg:height="2.87cm" draw:z-index="3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1" office:value-type="string">
            <text:p text:style-name="P1"><draw:frame draw:style-name="fr2" draw:name="イメージ2" text:anchor-type="char" svg:width="2.87cm" svg:height="2.87cm" draw:z-index="10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1" office:value-type="string">
            <text:p text:style-name="P1"><draw:frame draw:style-name="fr2" draw:name="イメージ3" text:anchor-type="char" svg:width="2.87cm" svg:height="2.87cm" draw:z-index="11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1" office:value-type="string">
            <text:p text:style-name="P2"><draw:frame draw:style-name="fr2" draw:name="画像1" text:anchor-type="char" svg:width="2.87cm" svg:height="2.87cm" draw:z-index="1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1" office:value-type="string">
            <text:p text:style-name="P2"><draw:frame draw:style-name="fr2" draw:name="イメージ4" text:anchor-type="char" svg:width="2.87cm" svg:height="2.87cm" draw:z-index="27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1" office:value-type="string">
            <text:p text:style-name="P2"><draw:frame draw:style-name="fr2" draw:name="イメージ5" text:anchor-type="char" svg:width="2.87cm" svg:height="2.87cm" draw:z-index="15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</table:table-row>
        <table:table-row>
          <table:table-cell table:style-name="表1.A2" office:value-type="string">
            <text:p text:style-name="P2"><draw:frame draw:style-name="fr2" draw:name="イメージ6" text:anchor-type="char" svg:width="2.87cm" svg:height="2.87cm" draw:z-index="25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イメージ7" text:anchor-type="char" svg:width="2.87cm" svg:height="2.87cm" draw:z-index="17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1"><draw:frame draw:style-name="fr2" draw:name="イメージ8" text:anchor-type="char" svg:width="2.87cm" svg:height="2.87cm" draw:z-index="23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画像2" text:anchor-type="char" svg:width="2.87cm" svg:height="2.87cm" draw:z-index="7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イメージ9" text:anchor-type="char" svg:width="2.87cm" svg:height="2.87cm" draw:z-index="19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イメージ10" text:anchor-type="char" svg:width="2.87cm" svg:height="2.87cm" draw:z-index="21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</table:table-row>
        <table:table-row>
          <table:table-cell table:style-name="表1.A2" office:value-type="string">
            <text:p text:style-name="P2"><draw:frame draw:style-name="fr2" draw:name="イメージ21" text:anchor-type="char" svg:width="2.87cm" svg:height="2.87cm" draw:z-index="33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イメージ22" text:anchor-type="char" svg:width="2.87cm" svg:height="2.87cm" draw:z-index="35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1"><draw:frame draw:style-name="fr2" draw:name="イメージ23" text:anchor-type="char" svg:width="2.87cm" svg:height="2.87cm" draw:z-index="34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画像3" text:anchor-type="char" svg:width="2.87cm" svg:height="2.87cm" draw:z-index="9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イメージ24" text:anchor-type="char" svg:width="2.87cm" svg:height="2.87cm" draw:z-index="32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イメージ25" text:anchor-type="char" svg:width="2.87cm" svg:height="2.87cm" draw:z-index="30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</table:table-row>
        <table:table-row>
          <table:table-cell table:style-name="表1.A2" office:value-type="string">
            <text:p text:style-name="P2"><draw:frame draw:style-name="fr2" draw:name="イメージ26" text:anchor-type="char" svg:width="2.87cm" svg:height="2.87cm" draw:z-index="28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イメージ27" text:anchor-type="char" svg:width="2.87cm" svg:height="2.87cm" draw:z-index="26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1"><draw:frame draw:style-name="fr2" draw:name="イメージ28" text:anchor-type="char" svg:width="2.87cm" svg:height="2.87cm" draw:z-index="24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画像4" text:anchor-type="char" svg:width="2.87cm" svg:height="2.87cm" draw:z-index="13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イメージ29" text:anchor-type="char" svg:width="2.87cm" svg:height="2.87cm" draw:z-index="22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イメージ30" text:anchor-type="char" svg:width="2.87cm" svg:height="2.87cm" draw:z-index="20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</table:table-row>
        <table:table-row table:style-name="表1.5">
          <table:table-cell table:style-name="表1.A2" office:value-type="string">
            <text:p text:style-name="P2"><draw:frame draw:style-name="fr2" draw:name="イメージ11" text:anchor-type="char" svg:width="2.87cm" svg:height="2.87cm" draw:z-index="18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イメージ12" text:anchor-type="char" svg:width="2.87cm" svg:height="2.87cm" draw:z-index="16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1"><draw:frame draw:style-name="fr2" draw:name="イメージ13" text:anchor-type="char" svg:width="2.87cm" svg:height="2.87cm" draw:z-index="14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画像5" text:anchor-type="char" svg:width="2.87cm" svg:height="2.87cm" draw:z-index="29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イメージ14" text:anchor-type="char" svg:width="2.87cm" svg:height="2.87cm" draw:z-index="12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2" draw:name="イメージ15" text:anchor-type="char" svg:width="2.87cm" svg:height="2.87cm" draw:z-index="5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</table:table-row>
        <table:table-row table:style-name="表1.6">
          <table:table-cell table:style-name="表1.A2" office:value-type="string">
            <text:p text:style-name="P2"><draw:frame draw:style-name="fr1" draw:name="イメージ16" text:anchor-type="char" svg:width="2.87cm" svg:height="2.87cm" draw:z-index="8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1" draw:name="イメージ17" text:anchor-type="char" svg:width="2.87cm" svg:height="2.87cm" draw:z-index="6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1"><draw:frame draw:style-name="fr1" draw:name="イメージ18" text:anchor-type="char" svg:width="2.87cm" svg:height="2.87cm" draw:z-index="4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1" draw:name="画像6" text:anchor-type="char" svg:width="2.87cm" svg:height="2.87cm" draw:z-index="31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2" office:value-type="string">
            <text:p text:style-name="P2"><draw:frame draw:style-name="fr1" draw:name="イメージ19" text:anchor-type="char" svg:width="2.87cm" svg:height="2.87cm" draw:z-index="2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  <table:table-cell table:style-name="表1.A1" office:value-type="string">
            <text:p text:style-name="P2"><draw:frame draw:style-name="fr1" draw:name="イメージ20" text:anchor-type="char" svg:width="2.87cm" svg:height="2.87cm" draw:z-index="0"><draw:image xlink:href="Pictures/100000010000025800000258DD4AEDC9D66C4D07.png" xlink:type="simple" xlink:show="embed" xlink:actuate="onLoad" draw:mime-type="image/png"/></draw:frame><text:span text:style-name="T2">G</text:span><text:span text:style-name="T1">roveコネクタ<text:line-break/>ブレイクアウトボード<text:line-break/>縦型１列ピン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JP Medium" svg:font-family="'Noto Sans CJK JP Medium'" style:font-family-generic="swiss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0.199cm" fo:margin-left="0.767cm" fo:margin-right="0.52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212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20:06:28.306069165</meta:creation-date>
    <dc:date>2022-11-23T19:53:54.131654986</dc:date>
    <meta:editing-duration>PT1H53M30S</meta:editing-duration>
    <meta:editing-cycles>11</meta:editing-cycles>
    <meta:generator>LibreOffice/7.3.6.2$Linux_X86_64 LibreOffice_project/30$Build-2</meta:generator>
    <meta:document-statistic meta:table-count="1" meta:image-count="36" meta:object-count="0" meta:page-count="1" meta:paragraph-count="36" meta:word-count="756" meta:character-count="972" meta:non-whitespace-character-count="900"/>
  </office:meta>
</office:document-meta>
</file>